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font-relief="none"/>
    </style:style>
    <style:style style:name="P2" style:family="paragraph">
      <style:text-properties style:font-relief="embossed"/>
    </style:style>
    <style:style style:name="P3" style:family="paragraph">
      <style:text-properties style:font-relief="engraved"/>
    </style:style>
  </office:automatic-styles>
  <office:body>
    <office:text>
      <text:p text:style-name="P1">
     This is an example of text with none font relief.
   </text:p>
      <text:p text:style-name="P2">
     This is an example of text with embossed font relief.
   </text:p>
      <text:p text:style-name="P3">
     This is an example of text with engraved font relief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